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正文" style:master-page-name="MP0" style:family="paragraph">
      <style:paragraph-properties fo:widows="2" fo:orphans="2" fo:break-before="page" fo:text-align="start" fo:margin-bottom="0.1041in"/>
      <style:text-properties style:font-name="Helvetica" style:font-name-asian="宋体" style:font-name-complex="Helvetica" fo:font-weight="bold" style:font-weight-asian="bold" style:font-weight-complex="bold" fo:color="#000000" style:letter-kerning="true" fo:font-size="21pt" style:font-size-asian="21pt" style:font-size-complex="21pt"/>
    </style:style>
    <style:style style:name="P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5"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6"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7"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8"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1"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4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4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49"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5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66"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6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68"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6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7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7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7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9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9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9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9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94"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9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96"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9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1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1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30"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3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3"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3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35"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3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3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3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4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4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4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4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5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5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5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5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7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8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8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8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9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9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9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9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9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9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0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0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office:automatic-styles>
  <office:body>
    <office:text text:use-soft-page-breaks="true">
      <text:p text:style-name="P1">color_text</text:p>
      <text:p text:style-name="P2">This is a library for printing colored texts.</text:p>
      <text:p text:style-name="P3">这是一个用来打印彩色文字的库。</text:p>
      <text:p text:style-name="P4">Note<text:s/>注意</text:p>
      <text:p text:style-name="P5">Best use in Python 3.8.</text:p>
      <text:p text:style-name="P6">最好在<text:s/>Python 3.8<text:s/>上使用。</text:p>
      <text:p text:style-name="P7">Please use on Windows operating system.</text:p>
      <text:p text:style-name="P8">请在<text:s/>Windows<text:s/>操作系统上使用。</text:p>
      <text:p text:style-name="P9">Install<text:s/>安装</text:p>
      <text:p text:style-name="P10">pip3 install color_text</text:p>
      <text:p text:style-name="P11">Usage<text:s/>使用方法</text:p>
      <text:p text:style-name="P12">Output<text:s/>输出</text:p>
      <text:p text:style-name="P13">1.Print with a function that prints colored text<text:s/>用打印彩色文字的函数打印文字</text:p>
      <text:p text:style-name="P14">from color_text import *</text:p>
      <text:p text:style-name="P15"/>
      <text:p text:style-name="P16">printLightRedText("This is a light red text.")</text:p>
      <text:p text:style-name="P17">printYellowText("This is a yellow text.")</text:p>
      <text:p text:style-name="P18">printRedText("This is a red text.")</text:p>
      <text:p text:style-name="P19">printGreenText("This is a green text.")</text:p>
      <text:p text:style-name="P20">printBlackText("This is a black text.")</text:p>
      <text:p text:style-name="P21">printBlueText("This is a blue text.")</text:p>
      <text:p text:style-name="P22">printPurpleText("This is a purple text.")</text:p>
      <text:p text:style-name="P23">printWhiteText("This is a white text.")</text:p>
      <text:p text:style-name="P24">printGreyText("This is a grey text.")</text:p>
      <text:p text:style-name="P25">printGrayText("This is a grey text too.")</text:p>
      <text:p text:style-name="P26">printLightBlueText("This is a light blue text.")</text:p>
      <text:p text:style-name="P27">printVeryLightGreenText("This is a very light green text.")</text:p>
      <text:p text:style-name="P28">printLightPurpleText("This is a light purple text.")</text:p>
      <text:p text:style-name="P29">printLightYellowText("This is a light yellow text.")</text:p>
      <text:soft-page-break/>
      <text:p text:style-name="P30">printGlossWhiteText("This is a gloss white text.")</text:p>
      <text:p text:style-name="P31">printLightGreenText("This is a light green text.")</text:p>
      <text:p text:style-name="P32">printLightGreenText("This is a light green text too.", 2)</text:p>
      <text:p text:style-name="P33"/>
      <text:p text:style-name="P34"># You can see the result of this example in the library's output_example() function or by typing "color_text-example.cmd" in CMD after installing the library.</text:p>
      <text:p text:style-name="P35">#<text:s/>你可以在这个库的<text:s/>output_example()<text:s/>函数中或安装这个库后在<text:s/>CMD<text:s/>中输入"color_text-example.cmd"看到这个例子的结果。（如果计算机默认语言是中文的就会看到中文结果，函数的顺序是一样的）</text:p>
      <text:p text:style-name="P36">Parameters of all functions that print only one color text: values, end (default is '\n')</text:p>
      <text:p text:style-name="P37">所有只打印某一种彩色文字的函数的参数：values, end<text:s/>（默认值为'\n'）</text:p>
      <text:p text:style-name="P38">2.Print text with custom colors<text:s/>打印带有自定义颜色的文本</text:p>
      <text:p text:style-name="P39">from color_text import *</text:p>
      <text:p text:style-name="P40">printOtherColorText(values, text_color=FOREGROUND_WHITE, background_color=BACKGROUND_BLACK, end='\n')</text:p>
      <text:p text:style-name="P41"/>
      <text:p text:style-name="P42"># Note: Put the text_color parameter and background_color parameter in the last command to program the color variables you want. Please see the end of the tutorial for all color variables.</text:p>
      <text:p text:style-name="P43">#<text:s/>注意：清把上一个命令中的<text:s/>text_color<text:s/>参数和<text:s/>background_color<text:s/>参数编程你想要的颜色变量，所有颜色变量请看教程最后，values<text:s/>参数是要打印的内容，end<text:s/>参数是结尾，默认值为<text:s/>'\n'。</text:p>
      <text:p text:style-name="P44"># You can also use the Print() function with the same arguments and default values.</text:p>
      <text:p text:style-name="P45">#<text:s/>还可以用<text:s/>Print()<text:s/>函数，参数和上面一样，默认值也一样。</text:p>
      <text:p text:style-name="P46">Get input<text:s/>获取输入</text:p>
      <text:p text:style-name="P47">1.Get input with a function that gets color input<text:s/>用获取彩色输入的函数获取输入</text:p>
      <text:p text:style-name="P48">All functions<text:s/>所有函数</text:p>
      <text:p text:style-name="P49">GetBlackInput()</text:p>
      <text:p text:style-name="P50">GetBlueInput()</text:p>
      <text:p text:style-name="P51">GetGlossWhiteInput()</text:p>
      <text:p text:style-name="P52">GetGrayInput()</text:p>
      <text:p text:style-name="P53">GetGreenInput()</text:p>
      <text:soft-page-break/>
      <text:p text:style-name="P54">GetGreyInput()</text:p>
      <text:p text:style-name="P55">GetLightBlueInput()</text:p>
      <text:p text:style-name="P56">GetLightGreenInput()</text:p>
      <text:p text:style-name="P57">GetLightPurpleInput()</text:p>
      <text:p text:style-name="P58">GetLightRedInput()</text:p>
      <text:p text:style-name="P59">GetLightYellowInput()</text:p>
      <text:p text:style-name="P60">GetPurpleInput()</text:p>
      <text:p text:style-name="P61">GetRedInput()</text:p>
      <text:p text:style-name="P62">GetVeryLightGreenInput()</text:p>
      <text:p text:style-name="P63">GetWhiteInput()</text:p>
      <text:p text:style-name="P64">GetYellowInput()</text:p>
      <text:p text:style-name="P65">Parameters<text:s/>参数</text:p>
      <text:p text:style-name="P66">prompt</text:p>
      <text:p text:style-name="P67">Parameters explain<text:s/>参数说明</text:p>
      <text:p text:style-name="P68">Prompt: The content used for prompt</text:p>
      <text:p text:style-name="P69">prompt:<text:s/>用于提示的内容</text:p>
      <text:p text:style-name="P70">2.Get input with a custom color<text:s/>获取自定义颜色的输入</text:p>
      <text:p text:style-name="P71">from color_text import *</text:p>
      <text:p text:style-name="P72">GetOtherColorInput(prompt='', text_color=FOREGROUND_WHITE, background_color=BACKGROUND_BLACK)</text:p>
      <text:p text:style-name="P73"/>
      <text:p text:style-name="P74"># Note: Put the text_color parameter and background_color parameter in the last command to program the color variables you want. See the end of the tutorial for all color variables.</text:p>
      <text:p text:style-name="P75">#<text:s/>注意：清把上一个命令中的<text:s/>text_color<text:s/>参数和<text:s/>background_color<text:s/>参数编程你想要的颜色变量，所有颜色变量请看教程最后，prompt<text:s/>参数是用于提示的内容。</text:p>
      <text:p text:style-name="P76"># You can also use the GetInput() function with the same arguments and default values as above.</text:p>
      <text:p text:style-name="P77">#<text:s/>还可以用<text:s/>GetInput()<text:s/>函数，参数和上面一样，默认值也一样。</text:p>
      <text:p text:style-name="P78">Set color<text:s/>设置颜色</text:p>
      <text:soft-page-break/>
      <text:p text:style-name="P79">from color_text import *</text:p>
      <text:p text:style-name="P80"/>
      <text:p text:style-name="P81">set_cmd_text_color(color, handle = std_out_handle)</text:p>
      <text:p text:style-name="P82">resetColor(handle = std_out_handle)</text:p>
      <text:p text:style-name="P83">The set_cmd_text_color () function is used to set the color of the text, where the color parameter is the color to be set and the handle parameter is the handle to the color to be set (the default is std_out_handle).</text:p>
      <text:p text:style-name="P84">set_cmd_text_color()<text:s/>函数使用来设置文本颜色的，其中<text:s/>color<text:s/>参数是要设定的颜色，handle<text:s/>参数是被设定颜色的句柄（默认值为<text:s/>std_out_handle）。</text:p>
      <text:p text:style-name="P85">The resetColor() function is used to restore the color to its default value, where the handle parameter is the handle to the restored color (the default is std_out_handle).</text:p>
      <text:p text:style-name="P86">resetColor()<text:s/>函数是用来将颜色恢复到默认值的，其中<text:s/>handle<text:s/>参数是被恢复颜色的句柄（默认值为<text:s/>std_out_handle）。</text:p>
      <text:p text:style-name="P87">See the end of the tutorial for all handle variables.</text:p>
      <text:p text:style-name="P88">所有句柄变量见教程最后。</text:p>
      <text:p text:style-name="P89">What's new in this version<text:s/>这个版本中的新功能</text:p>
      <text:list text:style-name="LFO1" text:continue-numbering="true">
        <text:list-item>
          <text:p text:style-name="P90">Improved HTML tutorials in the package.</text:p>
        </text:list-item>
        <text:list-item>
          <text:p text:style-name="P91">改进了包中的<text:s/>HTML<text:s/>教程。</text:p>
        </text:list-item>
        <text:list-item>
          <text:p text:style-name="P92">Added function to open tutorials directly in package.</text:p>
        </text:list-item>
        <text:list-item>
          <text:p text:style-name="P93">增加了直接打开包中的教程的函数。</text:p>
        </text:list-item>
      </text:list>
      <text:p text:style-name="P94">All color variables<text:s/>所有颜色变量</text:p>
      <text:p text:style-name="P95">Text colors<text:s/>文字颜色</text:p>
      <text:p text:style-name="P96">FOREGROUND_BLACK</text:p>
      <text:p text:style-name="P97">FOREGROUND_BLUE</text:p>
      <text:p text:style-name="P98">FOREGROUND_GREEN</text:p>
      <text:p text:style-name="P99">FOREGROUND_LIGHT_GREEN</text:p>
      <text:p text:style-name="P100">FOREGROUND_RED</text:p>
      <text:soft-page-break/>
      <text:p text:style-name="P101">FOREGROUND_PURPLE</text:p>
      <text:p text:style-name="P102">FOREGROUND_YELLOW</text:p>
      <text:p text:style-name="P103">FOREGROUND_WHITE</text:p>
      <text:p text:style-name="P104">FOREGROUND_GREY</text:p>
      <text:p text:style-name="P105">FOREGROUND_LIGHT_BLUE</text:p>
      <text:p text:style-name="P106">FOREGROUND_LIGHT_GREEN_TWO</text:p>
      <text:p text:style-name="P107">FOREGROUND_VERY_LIGHT_GREEN</text:p>
      <text:p text:style-name="P108">FOREGROUND_LIGHT_RED</text:p>
      <text:p text:style-name="P109">FOREGROUND_LIGHT_PURPLE</text:p>
      <text:p text:style-name="P110">FOREGROUND_LIGHT_YELLOW</text:p>
      <text:p text:style-name="P111">FOREGROUND_GLOSS_WHITE</text:p>
      <text:p text:style-name="P112">Background colors<text:s/>背景颜色</text:p>
      <text:p text:style-name="P113">BACKGROUND_BLACK</text:p>
      <text:p text:style-name="P114">BACKGROUND_BLUE</text:p>
      <text:p text:style-name="P115">BACKGROUND_GREEN</text:p>
      <text:p text:style-name="P116">BACKGROUND_LIGHT_GREEN</text:p>
      <text:p text:style-name="P117">BACKGROUND_RED</text:p>
      <text:p text:style-name="P118">BACKGROUND_PURPLE</text:p>
      <text:p text:style-name="P119">BACKGROUND_YELLOW</text:p>
      <text:p text:style-name="P120">BACKGROUND_WHITE</text:p>
      <text:p text:style-name="P121">BACKGROUND_GREY</text:p>
      <text:p text:style-name="P122">BACKGROUND_LIGHT_BLUE</text:p>
      <text:p text:style-name="P123">BACKGROUND_LIGHT_GREEN_TWO</text:p>
      <text:p text:style-name="P124">BACKGROUND_VERY_LIGHT_GREEN</text:p>
      <text:p text:style-name="P125">BACKGROUND_LIGHT_RED</text:p>
      <text:soft-page-break/>
      <text:p text:style-name="P126">BACKGROUND_LIGHT_PURPLE</text:p>
      <text:p text:style-name="P127">BACKGROUND_LIGHT_YELLOW</text:p>
      <text:p text:style-name="P128">BACKGROUND_GLOSS_WHITE</text:p>
      <text:p text:style-name="P129">All handle variables<text:s/>所有句柄变量</text:p>
      <text:p text:style-name="P130">std_out_handle</text:p>
      <text:p text:style-name="P131">std_error_handle</text:p>
      <text:p text:style-name="P132">std_input_handle</text:p>
      <text:p text:style-name="P133">Update log<text:s/>更新日志</text:p>
      <text:p text:style-name="P134">v1.0.0</text:p>
      <text:p text:style-name="P135">First version.</text:p>
      <text:p text:style-name="P136">第一个版本。</text:p>
      <text:p text:style-name="P137">v1.1.0</text:p>
      <text:p text:style-name="P138">What's new in this version<text:s/>这个版本中的新功能</text:p>
      <text:list text:style-name="LFO2" text:continue-numbering="true">
        <text:list-item>
          <text:p text:style-name="P139">The tutorial is refined.</text:p>
        </text:list-item>
        <text:list-item>
          <text:p text:style-name="P140">细化了教程。</text:p>
        </text:list-item>
      </text:list>
      <text:p text:style-name="P141">v1.1.1</text:p>
      <text:p text:style-name="P142">What's new in this version<text:s/>这个版本中的新功能</text:p>
      <text:list text:style-name="LFO3" text:continue-numbering="true">
        <text:list-item>
          <text:p text:style-name="P143">The example() and Print() functions have been added.</text:p>
        </text:list-item>
        <text:list-item>
          <text:p text:style-name="P144">增加了example()<text:s/>函数和<text:s/>Print()<text:s/>函数。</text:p>
        </text:list-item>
      </text:list>
      <text:p text:style-name="P145">v1.1.2</text:p>
      <text:p text:style-name="P146">What's new in this version<text:s/>这个版本中的新功能</text:p>
      <text:list text:style-name="LFO4" text:continue-numbering="true">
        <text:list-item>
          <text:p text:style-name="P147">Added version information.</text:p>
        </text:list-item>
        <text:list-item>
          <text:p text:style-name="P148">增加了版本信息。</text:p>
        </text:list-item>
      </text:list>
      <text:p text:style-name="P149">v1.1.3</text:p>
      <text:soft-page-break/>
      <text:p text:style-name="P150">What's new in this version<text:s/>这个版本中的新功能</text:p>
      <text:list text:style-name="LFO5" text:continue-numbering="true">
        <text:list-item>
          <text:p text:style-name="P151">Added tutorials in built-in function help().</text:p>
        </text:list-item>
        <text:list-item>
          <text:p text:style-name="P152">增加了内置函数<text:s/>help()<text:s/>中的教程。</text:p>
        </text:list-item>
      </text:list>
      <text:p text:style-name="P153">v3.1.2</text:p>
      <text:p text:style-name="P154">What's new in this version<text:s/>这个版本中的新功能</text:p>
      <text:list text:style-name="LFO6" text:continue-numbering="true">
        <text:list-item>
          <text:p text:style-name="P155">Added the PrintOtherColorText() function for printing custom color text.</text:p>
        </text:list-item>
        <text:list-item>
          <text:p text:style-name="P156">增加了用来打印自定义颜色的文字的<text:s/>PrintOtherColorText()<text:s/>函数。</text:p>
        </text:list-item>
        <text:list-item>
          <text:p text:style-name="P157">Added the ability to Print custom colored text to Print().</text:p>
        </text:list-item>
        <text:list-item>
          <text:p text:style-name="P158">给<text:s/>Print()<text:s/>函数增加了打印自定义颜色的文字的功能。</text:p>
        </text:list-item>
        <text:list-item>
          <text:p text:style-name="P159">Error messages are printed when an incompatible operating system is encountered.</text:p>
        </text:list-item>
        <text:list-item>
          <text:p text:style-name="P160">在遇到不兼容的操作系统时会打印错误信息。</text:p>
        </text:list-item>
        <text:list-item>
          <text:p text:style-name="P161">All functions that print colored text can be separated by commas like the built-in function print().</text:p>
        </text:list-item>
        <text:list-item>
          <text:p text:style-name="P162">让所有打印有颜色的文字的函数都可以像内置函数<text:s/>print()<text:s/>一样将要打印的文字用逗号分开。</text:p>
        </text:list-item>
        <text:list-item>
          <text:p text:style-name="P163">Added a function to get input.</text:p>
        </text:list-item>
        <text:list-item>
          <text:p text:style-name="P164">添加了获取输入的函数。</text:p>
        </text:list-item>
        <text:list-item>
          <text:p text:style-name="P165">Added detailed version information.</text:p>
        </text:list-item>
        <text:list-item>
          <text:p text:style-name="P166">增加了详细的版本信息。</text:p>
        </text:list-item>
        <text:list-item>
          <text:p text:style-name="P167">Added the error screen buffer handle variable and the input screen buffer handle variable.</text:p>
        </text:list-item>
        <text:list-item>
          <text:p text:style-name="P168">增加了错误屏幕缓冲区句柄的变量和输入屏幕缓冲区的句柄变量。</text:p>
        </text:list-item>
        <text:list-item>
          <text:p text:style-name="P169">The handle argument is added to the set_cmd_text_color() function and the resetColor() function.</text:p>
        </text:list-item>
        <text:list-item>
          <text:p text:style-name="P170">在<text:s/>set_cmd_text_color()<text:s/>函数和<text:s/>resetColor()<text:s/>函数中添加了句柄参数。</text:p>
        </text:list-item>
        <text:list-item>
          <text:p text:style-name="P171">Added all_color variable to view all colors.</text:p>
        </text:list-item>
        <text:list-item>
          <text:p text:style-name="P172">增加了用来查看所有颜色的<text:s/>all_color<text:s/>变量。</text:p>
        </text:list-item>
      </text:list>
      <text:soft-page-break/>
      <text:p text:style-name="P173">The problem to repair<text:s/>问题修复</text:p>
      <text:list text:style-name="LFO7" text:continue-numbering="true">
        <text:list-item>
          <text:p text:style-name="P174">Fixed a problem where the example() function had no output at some point.</text:p>
        </text:list-item>
        <text:list-item>
          <text:p text:style-name="P175">解决了某些时候<text:s/>example()<text:s/>函数没有输出的问题。</text:p>
        </text:list-item>
        <text:list-item>
          <text:p text:style-name="P176">Fixed the problem of importing other libraries in some cases.</text:p>
        </text:list-item>
        <text:list-item>
          <text:p text:style-name="P177">解决了某些情况下会导入一些其它库的问题。</text:p>
        </text:list-item>
        <text:list-item>
          <text:p text:style-name="P178">Fixed a problem in the tutorial.</text:p>
        </text:list-item>
        <text:list-item>
          <text:p text:style-name="P179">修复了教程中的一个问题。</text:p>
        </text:list-item>
      </text:list>
      <text:p text:style-name="P180">v3.1.3</text:p>
      <text:p text:style-name="P181">What's new in this version<text:s/>这个版本中的新功能</text:p>
      <text:list text:style-name="LFO8" text:continue-numbering="true">
        <text:list-item>
          <text:p text:style-name="P182">Added tutorials for each function in the built-in help() function.</text:p>
        </text:list-item>
        <text:list-item>
          <text:p text:style-name="P183">增加了内置函数<text:s/>help()<text:s/>中每个函数的教程。</text:p>
        </text:list-item>
        <text:list-item>
          <text:p text:style-name="P184">Added update log.</text:p>
        </text:list-item>
        <text:list-item>
          <text:p text:style-name="P185">增加了更新日志。</text:p>
        </text:list-item>
      </text:list>
      <text:p text:style-name="P186">The problem to repair<text:s/>问题修复</text:p>
      <text:list text:style-name="LFO9" text:continue-numbering="true">
        <text:list-item>
          <text:p text:style-name="P187">Fixed a problem in the tutorial.</text:p>
        </text:list-item>
        <text:list-item>
          <text:p text:style-name="P188">修复了教程中的一个问题。</text:p>
        </text:list-item>
      </text:list>
      <text:p text:style-name="P189">v3.1.4</text:p>
      <text:p text:style-name="P190">What's new in this version<text:s/>这个版本中的新功能</text:p>
      <text:list text:style-name="LFO10" text:continue-numbering="true">
        <text:list-item>
          <text:p text:style-name="P191">Added refined information variables.</text:p>
        </text:list-item>
        <text:list-item>
          <text:p text:style-name="P192">增加了细化的信息变量。</text:p>
        </text:list-item>
      </text:list>
      <text:p text:style-name="P193">v3.1.6</text:p>
      <text:p text:style-name="P194">What's new in this version<text:s/>这个版本中的新功能</text:p>
      <text:list text:style-name="LFO11" text:continue-numbering="true">
        <text:list-item>
          <text:p text:style-name="P195">A Chinese example has been added in color_text-example.cmd.</text:p>
        </text:list-item>
        <text:list-item>
          <text:p text:style-name="P196">在<text:s/>color_text-example.cmd<text:s/>中增加了中文例子。</text:p>
        </text:list-item>
      </text:list>
      <text:p text:style-name="P197">v3.1.7</text:p>
      <text:soft-page-break/>
      <text:p text:style-name="P198">What's new in this version<text:s/>这个版本中的新功能</text:p>
      <text:list text:style-name="LFO12" text:continue-numbering="true">
        <text:list-item>
          <text:p text:style-name="P199">The help Markdown file, help HTML file, and help Word file have been added to the package.</text:p>
        </text:list-item>
        <text:list-item>
          <text:p text:style-name="P200">在包中增加了帮助<text:s/>Markdown<text:s/>文件、帮助<text:s/>HTML<text:s/>文件和帮助<text:s/>Word<text:s/>文件。</text:p>
        </text:list-item>
      </text:list>
      <text:p text:style-name="P201">v3.1.8</text:p>
      <text:p text:style-name="P202">What's new in this version<text:s/>这个版本中的新功能</text:p>
      <text:list text:style-name="LFO13" text:continue-numbering="true">
        <text:list-item>
          <text:p text:style-name="P203">Improved HTML tutorials in the package.</text:p>
        </text:list-item>
        <text:list-item>
          <text:p text:style-name="P204">改进了包中的<text:s/>HTML<text:s/>教程。</text:p>
        </text:list-item>
        <text:list-item>
          <text:p text:style-name="P205">Added function to open tutorials directly in package.</text:p>
        </text:list-item>
        <text:list-item>
          <text:p text:style-name="P206">增加了直接打开包中的教程的函数。</text:p>
        </text:list-item>
      </text:list>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default-outline-level="1">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true" fo:font-size="24pt" style:font-size-asian="24pt" style:font-size-complex="24pt" fo:hyphenate="false"/>
    </style:style>
    <style:style style:name="标题2" style:display-name="标题 2" style:family="paragraph" style:parent-style-name="正文" style:default-outline-level="2">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8pt" style:font-size-asian="18pt" style:font-size-complex="18pt" fo:hyphenate="false"/>
    </style:style>
    <style:style style:name="标题3" style:display-name="标题 3" style:family="paragraph" style:parent-style-name="正文" style:default-outline-level="3">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3.5pt" style:font-size-asian="13.5pt" style:font-size-complex="13.5pt" fo:hyphenate="false"/>
    </style:style>
    <style:style style:name="标题4" style:display-name="标题 4" style:family="paragraph" style:parent-style-name="正文" style:default-outline-level="4">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2pt" style:font-size-asian="12pt" style:font-size-complex="12pt" fo:hyphenate="false"/>
    </style:style>
    <style:style style:name="标题5" style:display-name="标题 5" style:family="paragraph" style:parent-style-name="正文" style:default-outline-level="5">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0pt" style:font-size-asian="10pt" style:font-size-complex="10pt"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标题1Char" style:display-name="标题 1 Char" style:family="text" style:parent-style-name="默认段落字体">
      <style:text-properties style:font-name="宋体" style:font-name-asian="宋体" style:font-name-complex="宋体" fo:font-weight="bold" style:font-weight-asian="bold" style:font-weight-complex="bold" style:letter-kerning="true" fo:font-size="24pt" style:font-size-asian="24pt" style:font-size-complex="24pt"/>
    </style:style>
    <style:style style:name="标题2Char" style:display-name="标题 2 Char" style:family="text" style:parent-style-name="默认段落字体">
      <style:text-properties style:font-name="宋体" style:font-name-asian="宋体" style:font-name-complex="宋体" fo:font-weight="bold" style:font-weight-asian="bold" style:font-weight-complex="bold" style:letter-kerning="false" fo:font-size="18pt" style:font-size-asian="18pt" style:font-size-complex="18pt"/>
    </style:style>
    <style:style style:name="标题3Char" style:display-name="标题 3 Char" style:family="text" style:parent-style-name="默认段落字体">
      <style:text-properties style:font-name="宋体" style:font-name-asian="宋体" style:font-name-complex="宋体" fo:font-weight="bold" style:font-weight-asian="bold" style:font-weight-complex="bold" style:letter-kerning="false" fo:font-size="13.5pt" style:font-size-asian="13.5pt" style:font-size-complex="13.5pt"/>
    </style:style>
    <style:style style:name="标题4Char" style:display-name="标题 4 Char" style:family="text" style:parent-style-name="默认段落字体">
      <style:text-properties style:font-name="宋体" style:font-name-asian="宋体" style:font-name-complex="宋体" fo:font-weight="bold" style:font-weight-asian="bold" style:font-weight-complex="bold" style:letter-kerning="false" fo:font-size="12pt" style:font-size-asian="12pt" style:font-size-complex="12pt"/>
    </style:style>
    <style:style style:name="标题5Char" style:display-name="标题 5 Char" style:family="text" style:parent-style-name="默认段落字体">
      <style:text-properties style:font-name="宋体" style:font-name-asian="宋体" style:font-name-complex="宋体" fo:font-weight="bold" style:font-weight-asian="bold" style:font-weight-complex="bold" style:letter-kerning="false" fo:font-size="10pt" style:font-size-asian="10pt" style:font-size-complex="10pt"/>
    </style:style>
    <style:style style:name="普通网站" style:display-name="普通(网站)" style:family="paragraph" style:parent-style-name="正文">
      <style:paragraph-properties fo:widows="2" fo:orphans="2" fo:text-align="start" fo:margin-top="0.0694in" fo:margin-bottom="0.0694in"/>
      <style:text-properties style:font-name="宋体" style:font-name-asian="宋体" style:font-name-complex="宋体" style:letter-kerning="false" fo:font-size="12pt" style:font-size-asian="12pt" style:font-size-complex="12pt" fo:hyphenate="false"/>
    </style:style>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asian="宋体" style:font-name-complex="宋体" style:letter-kerning="false" fo:font-size="12pt" style:font-size-asian="12pt" style:font-size-complex="12pt" fo:hyphenate="false"/>
    </style:style>
    <style:style style:name="HTML预设格式Char" style:display-name="HTML 预设格式 Char" style:family="text" style:parent-style-name="默认段落字体">
      <style:text-properties style:font-name="宋体" style:font-name-asian="宋体" style:font-name-complex="宋体" style:letter-kerning="false" fo:font-size="12pt" style:font-size-asian="12pt" style:font-size-complex="12pt"/>
    </style:style>
    <style:style style:name="HTML代码" style:display-name="HTML 代码" style:family="text" style:parent-style-name="默认段落字体">
      <style:text-properties style:font-name="宋体" style:font-name-asian="宋体" style:font-name-complex="宋体"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ongchong</meta:initial-creator>
    <dc:creator>chongchong</dc:creator>
    <meta:creation-date>2020-07-04T02:42:00Z</meta:creation-date>
    <dc:date>2020-07-04T02:42:00Z</dc:date>
    <meta:template xlink:href="Normal.dotm" xlink:type="simple"/>
    <meta:editing-cycles>2</meta:editing-cycles>
    <meta:editing-duration>PT0S</meta:editing-duration>
    <meta:document-statistic meta:page-count="9" meta:paragraph-count="14" meta:word-count="1093" meta:character-count="7311" meta:row-count="51" meta:non-whitespace-character-count="6232"/>
  </office:meta>
</office:document-meta>
</file>